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300000119396AC222B998619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Image1" text:anchor-type="paragraph" svg:width="10.663cm" svg:height="7.435cm" draw:z-index="0"><draw:image xlink:href="Pictures/100002010000019300000119396AC222B99861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5:46:50.391891952</meta:creation-date>
    <dc:date>2018-04-05T16:05:49.646896562</dc:date>
    <meta:editing-duration>PT8M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5.2.7.2$Linux_X86_64 LibreOffice_project/20m0$Build-2</meta:generator>
  </office:meta>
</office:document-meta>
</file>